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paragraph-rsid="000f53ab" style:font-size-asian="24pt" style:font-size-complex="24pt"/>
    </style:style>
    <style:style style:name="T1" style:family="text">
      <style:text-properties officeooo:rsid="000c7514"/>
    </style:style>
    <style:style style:name="T2" style:family="text">
      <style:text-properties officeooo:rsid="000e240b"/>
    </style:style>
    <style:style style:name="T3" style:family="text">
      <style:text-properties officeooo:rsid="000f53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Rhythm games</text:span></text:p>
      <text:p text:style-name="P1">- <text:span text:style-name="T1">Infinite runner</text:span></text:p>
      <text:p text:style-name="P1">- <text:span text:style-name="T1">RPG</text:span></text:p>
      <text:p text:style-name="P1">- <text:span text:style-name="T1">Driving</text:span></text:p>
      <text:p text:style-name="P1">- <text:span text:style-name="T1">Versus game (one button for each player)</text:span></text:p>
      <text:p text:style-name="P1">- <text:span text:style-name="T1">Button Simulation ©</text:span></text:p>
      <text:p text:style-name="P1">- <text:span text:style-name="T1">WarioWare style minigames</text:span></text:p>
      <text:p text:style-name="P1">- <text:span text:style-name="T2">Neko Atsume :3</text:span></text:p>
      <text:p text:style-name="P1"/>
      <text:p text:style-name="P1"/>
      <text:p text:style-name="P1">- <text:span text:style-name="T3">Infinite runner</text:span></text:p>
      <text:p text:style-name="P1">- <text:span text:style-name="T3">Chased by monster (dragon or something)</text:span></text:p>
      <text:p text:style-name="P1">- <text:span text:style-name="T3">Powerups can be collected</text:span></text:p>
      <text:p text:style-name="P2">- <text:span text:style-name="T3">Either procedurally generated or preset levels</text:span></text:p>
      <text:p text:style-name="P2"><text:span text:style-name="T3">- Two buttons: Jump and Attack</text:span></text:p>
      <text:p text:style-name="P2"><text:span text:style-name="T3">- “The Pathetic Hero”</text:span></text:p>
      <text:p text:style-name="P2"/>
      <text:p text:style-name="P2"><text:span text:style-name="T3">ITEM LIST</text:span></text:p>
      <text:p text:style-name="P2"/>
      <text:p text:style-name="P2"><text:span text:style-name="T3">- Fireball (Ranged weapon)</text:span></text:p>
      <text:p text:style-name="P2"><text:span text:style-name="T3">- Extra life</text:span></text:p>
      <text:p text:style-name="P2"><text:span text:style-name="T3">- Armour (takes two hits to die)</text:span></text:p>
      <text:p text:style-name="P2"><text:span text:style-name="T3">- High Jump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9:34:43.557589698</meta:creation-date>
    <dc:date>2016-02-22T13:36:17.621315483</dc:date>
    <meta:editing-duration>PT3H16M3S</meta:editing-duration>
    <meta:editing-cycles>1</meta:editing-cycles>
    <meta:document-statistic meta:table-count="0" meta:image-count="0" meta:object-count="0" meta:page-count="1" meta:paragraph-count="19" meta:word-count="81" meta:character-count="427" meta:non-whitespace-character-count="363"/>
    <meta:generator>LibreOffice/5.0.5.2$Linux_X86_64 LibreOffice_project/00m0$Build-2</meta:generator>
  </office:meta>
</office:document-meta>
</file>